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1" style:family="paragraph" style:parent-style-name="Standard" style:list-style-name="L1">
      <style:text-properties style:font-name="Arial" fo:font-size="16pt" style:font-size-asian="16pt" style:font-size-complex="16pt"/>
    </style:style>
    <style:style style:name="P3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86234250341920215" text:style-name="L1">
        <text:list-item>
          <text:p text:style-name="P3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>@@@</text:p>
      <text:p text:style-name="P5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 מִמֶּנּוּ מִשְׁפָּטוֹ וּשְׂאֵתוֹ יֵצֵא</text:p>
          </table:table-cell>
          <table:table-cell table:style-name="表70.B1" office:value-type="string">
            <text:p text:style-name="P20"/>
          </table:table-cell>
        </table:table-row>
      </table:table>
      <text:p text:style-name="P5"/>
      <text:p text:style-name="P12"><text:soft-page-break/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סוּסָיו וְחַדּוּ מִזְּאֵבֵי עֶרֶב וּפָשׁוּ פָּרָשָׁיו וּפָרָשָׁיו מֵרָחוֹק יָבֹאוּ יָעֻפוּ כְּנֶשֶׁר חָשׁ לֶאֱכוֹל</text:p>
          </table:table-cell>
          <table:table-cell table:style-name="表83.B1" office:value-type="string">
            <text:p text:style-name="P20"/>
          </table:table-cell>
        </table:table-row>
      </table:table>
      <text:p text:style-name="P5"/>
      <text:p text:style-name="P5"><text:span text:style-name="T5"/></text:p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5"><text:soft-page-break/><text:span text:style-name="T5"/></text:p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131150944122758518" text:style-name="L2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<text:soft-page-break/>folders (if any)</text:p>
            </text:list-item>
            <text:list-item>
              <text:p text:style-name="P24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20T09:16:41.22</dc:date>
    <dc:creator>iwabuchi ken</dc:creator>
    <meta:editing-duration>P2DT15H29M16S</meta:editing-duration>
    <meta:editing-cycles>149</meta:editing-cycles>
    <meta:generator>OpenOffice/4.1.3$Win32 OpenOffice.org_project/413m1$Build-9783</meta:generator>
    <meta:document-statistic meta:table-count="87" meta:image-count="0" meta:object-count="0" meta:page-count="42" meta:paragraph-count="1025" meta:word-count="3973" meta:character-count="23501"/>
  </office:meta>
</office:document-meta>
</file>